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Нормален" style:master-page-name="MP0" style:family="paragraph">
      <style:paragraph-properties fo:break-before="page" fo:line-height="115%"/>
    </style:style>
    <style:style style:name="T2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18BF3C" fo:font-size="14pt" style:font-size-asian="14pt"/>
    </style:style>
    <style:style style:name="P3" style:parent-style-name="Нормален" style:family="paragraph">
      <style:paragraph-properties fo:line-height="115%"/>
    </style:style>
    <style:style style:name="P4" style:parent-style-name="Нормален" style:list-style-name="LFO1" style:family="paragraph">
      <style:paragraph-properties fo:line-height="115%"/>
    </style:style>
    <style:style style:name="T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6" style:parent-style-name="Нормален" style:list-style-name="LFO1" style:family="paragraph">
      <style:paragraph-properties fo:line-height="115%"/>
    </style:style>
    <style:style style:name="T7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8" style:parent-style-name="Нормален" style:list-style-name="LFO1" style:family="paragraph">
      <style:paragraph-properties fo:line-height="115%" fo:text-indent="0in"/>
    </style:style>
    <style:style style:name="T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0" style:parent-style-name="Нормален" style:list-style-name="LFO1" style:family="paragraph">
      <style:paragraph-properties fo:line-height="115%" fo:margin-left="1in" fo:text-indent="0in">
        <style:tab-stops/>
      </style:paragraph-properties>
    </style:style>
    <style:style style:name="T1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2" style:parent-style-name="Нормален" style:list-style-name="LFO1" style:family="paragraph">
      <style:paragraph-properties fo:line-height="115%" fo:margin-left="1in" fo:text-indent="0in">
        <style:tab-stops/>
      </style:paragraph-properties>
    </style:style>
    <style:style style:name="T13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4" style:parent-style-name="Нормален" style:list-style-name="LFO1" style:family="paragraph">
      <style:paragraph-properties fo:line-height="115%" fo:text-indent="0in"/>
    </style:style>
    <style:style style:name="T1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6" style:parent-style-name="Нормален" style:list-style-name="LFO1" style:family="paragraph">
      <style:paragraph-properties fo:line-height="115%" fo:margin-left="1in" fo:text-indent="0in">
        <style:tab-stops/>
      </style:paragraph-properties>
    </style:style>
    <style:style style:name="T17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8" style:parent-style-name="Нормален" style:list-style-name="LFO1" style:family="paragraph">
      <style:paragraph-properties fo:line-height="115%" fo:margin-left="1in" fo:text-indent="0in">
        <style:tab-stops/>
      </style:paragraph-properties>
    </style:style>
    <style:style style:name="T1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0" style:parent-style-name="Нормален" style:family="paragraph">
      <style:paragraph-properties fo:line-height="115%"/>
    </style:style>
    <style:style style:name="P21" style:parent-style-name="Нормален" style:family="paragraph">
      <style:paragraph-properties fo:line-height="115%"/>
    </style:style>
    <style:style style:name="T22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18BF3C" fo:font-size="14pt" style:font-size-asian="14pt"/>
    </style:style>
    <style:style style:name="P23" style:parent-style-name="Нормален" style:list-style-name="LFO2" style:family="paragraph">
      <style:paragraph-properties fo:line-height="115%" fo:margin-left="-0.002in" fo:text-indent="0.002in">
        <style:tab-stops/>
      </style:paragraph-properties>
    </style:style>
    <style:style style:name="T24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3C78D8" fo:font-size="14pt" style:font-size-asian="14pt"/>
    </style:style>
    <style:style style:name="T2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6" style:parent-style-name="Нормален" style:list-style-name="LFO2" style:family="paragraph">
      <style:paragraph-properties fo:line-height="115%" fo:margin-left="-0.002in" fo:text-indent="0.002in">
        <style:tab-stops/>
      </style:paragraph-properties>
    </style:style>
    <style:style style:name="T27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3C78D8" fo:font-size="14pt" style:font-size-asian="14pt"/>
    </style:style>
    <style:style style:name="T2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9" style:parent-style-name="Нормален" style:family="paragraph">
      <style:paragraph-properties fo:line-height="115%" fo:margin-left="0.4916in">
        <style:tab-stops/>
      </style:paragraph-properties>
    </style:style>
    <style:style style:name="P30" style:parent-style-name="Нормален" style:family="paragraph">
      <style:paragraph-properties fo:line-height="115%"/>
    </style:style>
    <style:style style:name="T31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18BF3C" fo:font-size="14pt" style:font-size-asian="14pt"/>
    </style:style>
    <style:style style:name="P32" style:parent-style-name="Нормален" style:family="paragraph">
      <style:paragraph-properties fo:line-height="115%"/>
    </style:style>
    <style:style style:name="P33" style:parent-style-name="Нормален" style:list-style-name="LFO3" style:family="paragraph">
      <style:paragraph-properties fo:line-height="115%"/>
    </style:style>
    <style:style style:name="T34" style:parent-style-name="Шрифтнаабзацапоподразбиране" style:family="text">
      <style:text-properties style:font-name="Arial" style:font-name-asian="Arial" style:font-name-complex="Arial" fo:color="#3C78D8" fo:font-size="14pt" style:font-size-asian="14pt"/>
    </style:style>
    <style:style style:name="T3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3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37" style:parent-style-name="Нормален" style:family="paragraph">
      <style:paragraph-properties fo:line-height="115%"/>
    </style:style>
    <style:style style:name="P38" style:parent-style-name="Нормален" style:list-style-name="LFO4" style:family="paragraph">
      <style:paragraph-properties fo:line-height="115%"/>
    </style:style>
    <style:style style:name="T39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3C78D8" fo:font-size="14pt" style:font-size-asian="14pt"/>
    </style:style>
    <style:style style:name="T4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41" style:parent-style-name="Нормален" style:family="paragraph">
      <style:paragraph-properties fo:line-height="115%"/>
    </style:style>
    <style:style style:name="P42" style:parent-style-name="Нормален" style:list-style-name="LFO5" style:family="paragraph"/>
    <style:style style:name="T43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3C78D8" fo:font-size="14pt" style:font-size-asian="14pt"/>
    </style:style>
    <style:style style:name="T4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45" style:parent-style-name="Нормален" style:list-style-name="LFO6" style:family="paragraph"/>
    <style:style style:name="T4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47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4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49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5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51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5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53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5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55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5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57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5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5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60" style:parent-style-name="Нормален" style:list-style-name="LFO7" style:family="paragraph">
      <style:paragraph-properties fo:line-height="115%"/>
    </style:style>
    <style:style style:name="T6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6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olumn64" style:family="table-column">
      <style:table-column-properties style:column-width="3.3798in" style:use-optimal-column-width="false"/>
    </style:style>
    <style:style style:name="TableColumn65" style:family="table-column">
      <style:table-column-properties style:column-width="3.0402in" style:use-optimal-column-width="false"/>
    </style:style>
    <style:style style:name="Table63" style:family="table">
      <style:table-properties style:width="6.4201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T6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6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7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T7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07" style:parent-style-name="Нормален" style:family="paragraph">
      <style:paragraph-properties fo:margin-left="1.2333in">
        <style:tab-stops/>
      </style:paragraph-properties>
    </style:style>
    <style:style style:name="P108" style:parent-style-name="Нормален" style:list-style-name="LFO8" style:family="paragraph">
      <style:paragraph-properties fo:margin-left="-0.25in" fo:text-indent="0.25in">
        <style:tab-stops/>
      </style:paragraph-properties>
    </style:style>
    <style:style style:name="T10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1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11" style:parent-style-name="Шрифтнаабзацапоподразбиране" style:family="text">
      <style:text-properties style:font-name="Arial" style:font-name-asian="Arial" style:font-name-complex="Arial" fo:color="#434343" style:text-position="super 64.2%" fo:font-size="14pt" style:font-size-asian="14pt"/>
    </style:style>
    <style:style style:name="T11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13" style:parent-style-name="Шрифтнаабзацапоподразбиране" style:family="text">
      <style:text-properties style:font-name="Arial" style:font-name-asian="Arial" style:font-name-complex="Arial" fo:font-style="italic" style:font-style-asian="italic" fo:color="#434343" fo:font-size="14pt" style:font-size-asian="14pt"/>
    </style:style>
    <style:style style:name="T11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olumn116" style:family="table-column">
      <style:table-column-properties style:column-width="3.6729in" style:use-optimal-column-width="false"/>
    </style:style>
    <style:style style:name="TableColumn117" style:family="table-column">
      <style:table-column-properties style:column-width="2.7472in" style:use-optimal-column-width="false"/>
    </style:style>
    <style:style style:name="Table115" style:family="table">
      <style:table-properties style:width="6.4201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0" style:parent-style-name="Нормален" style:family="paragraph">
      <style:paragraph-properties fo:text-align="center" fo:margin-top="0.1666in" fo:margin-bottom="0.0277in"/>
    </style:style>
    <style:style style:name="T121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ableCell1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3" style:parent-style-name="Нормален" style:family="paragraph">
      <style:paragraph-properties fo:text-align="center" fo:margin-top="0.1666in" fo:margin-bottom="0.0277in"/>
    </style:style>
    <style:style style:name="P124" style:parent-style-name="Нормален" style:family="paragraph">
      <style:paragraph-properties fo:text-align="center" fo:margin-top="0.1666in" fo:margin-bottom="0.0277in"/>
    </style:style>
    <style:style style:name="T125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3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3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51" style:parent-style-name="Нормален" style:list-style-name="LFO9" style:family="paragraph"/>
    <style:style style:name="T15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53" style:parent-style-name="Нормален" style:list-style-name="LFO9" style:family="paragraph">
      <style:paragraph-properties fo:line-height="115%"/>
    </style:style>
    <style:style style:name="T15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5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56" style:parent-style-name="Нормален" style:list-style-name="LFO9" style:family="paragraph">
      <style:paragraph-properties fo:line-height="115%"/>
    </style:style>
    <style:style style:name="T157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58" style:parent-style-name="Шрифтнаабзацапоподразбиране" style:family="text">
      <style:text-properties style:font-name="Cambria Math" style:font-name-asian="Cambria Math" style:font-name-complex="Cambria Math" fo:color="#434343" fo:font-size="14pt" style:font-size-asian="14pt"/>
    </style:style>
    <style:style style:name="T15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60" style:parent-style-name="Нормален" style:list-style-name="LFO9" style:family="paragraph"/>
    <style:style style:name="T161" style:parent-style-name="Шрифтнаабзацапоподразбиране" style:family="text">
      <style:text-properties style:font-name="Arial" style:font-name-asian="Arial" style:font-name-complex="Arial" fo:color="#3C78D8" fo:font-size="14pt" style:font-size-asian="14pt"/>
    </style:style>
    <style:style style:name="T16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63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64" style:parent-style-name="Нормален" style:list-style-name="LFO9" style:family="paragraph"/>
    <style:style style:name="T165" style:parent-style-name="Шрифтнаабзацапоподразбиране" style:family="text">
      <style:text-properties style:font-name="Arial" style:font-name-asian="Arial" style:font-name-complex="Arial" fo:color="#3C78D8" fo:font-size="14pt" style:font-size-asian="14pt"/>
    </style:style>
    <style:style style:name="T16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67" style:parent-style-name="Нормален" style:list-style-name="LFO9" style:family="paragraph"/>
    <style:style style:name="T168" style:parent-style-name="Шрифтнаабзацапоподразбиране" style:family="text">
      <style:text-properties style:font-name="Arial" style:font-name-asian="Arial" style:font-name-complex="Arial" fo:color="#3C78D8" fo:font-size="14pt" style:font-size-asian="14pt"/>
    </style:style>
    <style:style style:name="T16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2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173" style:parent-style-name="Нормален" style:family="paragraph">
      <style:paragraph-properties fo:line-height="115%"/>
    </style:style>
    <style:style style:name="P174" style:parent-style-name="Нормален" style:list-style-name="LFO10" style:family="paragraph"/>
    <style:style style:name="T175" style:parent-style-name="Шрифтнаабзацапоподразбиране" style:family="text">
      <style:text-properties style:font-name="Arial" style:font-name-asian="Arial" style:font-name-complex="Arial" fo:color="#3C78D8" fo:font-size="14pt" style:font-size-asian="14pt"/>
    </style:style>
    <style:style style:name="T17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7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7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80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81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olumn183" style:family="table-column">
      <style:table-column-properties style:column-width="1.7916in" style:use-optimal-column-width="false"/>
    </style:style>
    <style:style style:name="TableColumn184" style:family="table-column">
      <style:table-column-properties style:column-width="4.302in" style:use-optimal-column-width="false"/>
    </style:style>
    <style:style style:name="Table182" style:family="table">
      <style:table-properties style:width="6.0937in" fo:margin-left="0in" table:align="left"/>
    </style:style>
    <style:style style:name="TableRow185" style:family="table-row">
      <style:table-row-properties style:min-row-height="0.2083in" style:use-optimal-row-height="false"/>
    </style:style>
    <style:style style:name="TableCell186" style:family="table-cell">
      <style:table-cell-properties fo:border-top="0.0069in solid #000000" fo:border-left="0.0138in solid #000000" fo:border-bottom="0.0138in solid #000000" fo:border-right="0.0138in solid #000000" fo:background-color="#D9D9D9" style:writing-mode="lr-tb" fo:padding-top="0in" fo:padding-left="0.0305in" fo:padding-bottom="0in" fo:padding-right="0.0305in"/>
    </style:style>
    <style:style style:name="T187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ableCell188" style:family="table-cell">
      <style:table-cell-properties fo:border-top="0.0069in solid #000000" fo:border-left="0.0069in solid #CCCCCC" fo:border-bottom="0.0138in solid #000000" fo:border-right="0.0069in solid #000000" fo:background-color="#D9D9D9" style:writing-mode="lr-tb" fo:padding-top="0in" fo:padding-left="0.0305in" fo:padding-bottom="0in" fo:padding-right="0.0305in"/>
    </style:style>
    <style:style style:name="P189" style:parent-style-name="Нормален" style:family="paragraph">
      <style:paragraph-properties fo:text-align="center"/>
    </style:style>
    <style:style style:name="T190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434343" fo:font-size="14pt" style:font-size-asian="14pt"/>
    </style:style>
    <style:style style:name="TableRow191" style:family="table-row">
      <style:table-row-properties style:min-row-height="0.2083in" style:use-optimal-row-height="false"/>
    </style:style>
    <style:style style:name="TableCell192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193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194" style:family="table-cell">
      <style:table-cell-properties fo:border-top="0.0069in solid #CCCCCC" fo:border-left="0.0069in solid #CCCCCC" fo:border-bottom="0.0138in solid #000000" fo:border-right="0.0069in solid #000000" fo:background-color="#FFFFFF" style:writing-mode="lr-tb" fo:padding-top="0in" fo:padding-left="0.0305in" fo:padding-bottom="0in" fo:padding-right="0.0305in"/>
    </style:style>
    <style:style style:name="T195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19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197" style:family="table-row">
      <style:table-row-properties style:min-row-height="0.2083in" style:use-optimal-row-height="false"/>
    </style:style>
    <style:style style:name="TableCell198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19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00" style:parent-style-name="Нормален" style:family="paragraph">
      <style:paragraph-properties fo:margin-bottom="0.1388in" fo:line-height="115%"/>
    </style:style>
    <style:style style:name="T201" style:parent-style-name="Шрифтнаабзацапоподразбиране" style:family="text">
      <style:text-properties style:font-name-asian="Calibri" style:font-name-complex="Calibri"/>
    </style:style>
    <style:style style:name="TableRow202" style:family="table-row">
      <style:table-row-properties style:min-row-height="0.2083in" style:use-optimal-row-height="false"/>
    </style:style>
    <style:style style:name="TableCell203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0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05" style:parent-style-name="Нормален" style:family="paragraph">
      <style:paragraph-properties fo:margin-bottom="0.1388in" fo:line-height="115%"/>
    </style:style>
    <style:style style:name="T206" style:parent-style-name="Шрифтнаабзацапоподразбиране" style:family="text">
      <style:text-properties style:font-name-asian="Calibri" style:font-name-complex="Calibri"/>
    </style:style>
    <style:style style:name="TableRow207" style:family="table-row">
      <style:table-row-properties style:min-row-height="0.2083in" style:use-optimal-row-height="false"/>
    </style:style>
    <style:style style:name="TableCell208" style:family="table-cell">
      <style:table-cell-properties fo:border-top="0.0069in solid #CCCCCC" fo:border-left="0.0138in solid #000000" fo:border-bottom="0.0138in solid #000000" fo:border-right="0.0138in solid #000000" fo:background-color="#FFFFFF" style:writing-mode="lr-tb" fo:padding-top="0in" fo:padding-left="0.0305in" fo:padding-bottom="0in" fo:padding-right="0.0305in"/>
    </style:style>
    <style:style style:name="T20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10" style:parent-style-name="Нормален" style:family="paragraph">
      <style:paragraph-properties fo:margin-bottom="0.1388in" fo:line-height="115%"/>
    </style:style>
    <style:style style:name="T211" style:parent-style-name="Шрифтнаабзацапоподразбиране" style:family="text">
      <style:text-properties style:font-name-asian="Calibri" style:font-name-complex="Calibri"/>
    </style:style>
    <style:style style:name="TableRow212" style:family="table-row">
      <style:table-row-properties style:min-row-height="0.2083in" style:use-optimal-row-height="false"/>
    </style:style>
    <style:style style:name="TableCell213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1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215" style:family="table-cell">
      <style:table-cell-properties fo:border-top="0.0069in solid #CCCCCC" fo:border-left="0.0069in solid #CCCCCC" fo:border-bottom="0.0138in solid #000000" fo:border-right="0.0069in solid #000000" fo:background-color="#FFFFFF" style:writing-mode="lr-tb" fo:padding-top="0in" fo:padding-left="0.0305in" fo:padding-bottom="0in" fo:padding-right="0.0305in"/>
    </style:style>
    <style:style style:name="T21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1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20" style:parent-style-name="Нормален" style:family="paragraph">
      <style:paragraph-properties fo:margin-bottom="0.1388in" fo:line-height="115%"/>
    </style:style>
    <style:style style:name="T221" style:parent-style-name="Шрифтнаабзацапоподразбиране" style:family="text">
      <style:text-properties style:font-name-asian="Calibri" style:font-name-complex="Calibri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2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25" style:parent-style-name="Нормален" style:family="paragraph">
      <style:paragraph-properties fo:margin-bottom="0.1388in" fo:line-height="115%"/>
    </style:style>
    <style:style style:name="T226" style:parent-style-name="Шрифтнаабзацапоподразбиране" style:family="text">
      <style:text-properties style:font-name-asian="Calibri" style:font-name-complex="Calibri"/>
    </style:style>
    <style:style style:name="TableRow227" style:family="table-row">
      <style:table-row-properties style:min-row-height="0.2083in" style:use-optimal-row-height="false"/>
    </style:style>
    <style:style style:name="TableCell228" style:family="table-cell">
      <style:table-cell-properties fo:border-top="0.0069in solid #CCCCCC" fo:border-left="0.0138in solid #000000" fo:border-bottom="0.0138in solid #000000" fo:border-right="0.0138in solid #000000" fo:background-color="#FFFFFF" style:writing-mode="lr-tb" fo:padding-top="0in" fo:padding-left="0.0305in" fo:padding-bottom="0in" fo:padding-right="0.0305in"/>
    </style:style>
    <style:style style:name="T22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30" style:parent-style-name="Нормален" style:family="paragraph">
      <style:paragraph-properties fo:margin-bottom="0.1388in" fo:line-height="115%"/>
    </style:style>
    <style:style style:name="T231" style:parent-style-name="Шрифтнаабзацапоподразбиране" style:family="text">
      <style:text-properties style:font-name-asian="Calibri" style:font-name-complex="Calibri"/>
    </style:style>
    <style:style style:name="TableRow232" style:family="table-row">
      <style:table-row-properties style:min-row-height="0.2083in" style:use-optimal-row-height="false"/>
    </style:style>
    <style:style style:name="TableCell233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3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Cell235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36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ableRow237" style:family="table-row">
      <style:table-row-properties style:min-row-height="0.2083in" style:use-optimal-row-height="false"/>
    </style:style>
    <style:style style:name="TableCell238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3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40" style:parent-style-name="Нормален" style:family="paragraph">
      <style:paragraph-properties fo:margin-bottom="0.1388in" fo:line-height="115%"/>
    </style:style>
    <style:style style:name="T241" style:parent-style-name="Шрифтнаабзацапоподразбиране" style:family="text">
      <style:text-properties style:font-name-asian="Calibri" style:font-name-complex="Calibri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-top="0.0069in solid #CCCCCC" fo:border-left="0.0138in solid #000000" fo:border-bottom="0.0069in solid #CCCCCC" fo:border-right="0.0138in solid #000000" fo:background-color="#FFFFFF" style:writing-mode="lr-tb" fo:padding-top="0in" fo:padding-left="0.0305in" fo:padding-bottom="0in" fo:padding-right="0.0305in"/>
    </style:style>
    <style:style style:name="T244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45" style:parent-style-name="Нормален" style:family="paragraph">
      <style:paragraph-properties fo:margin-bottom="0.1388in" fo:line-height="115%"/>
    </style:style>
    <style:style style:name="T246" style:parent-style-name="Шрифтнаабзацапоподразбиране" style:family="text">
      <style:text-properties style:font-name-asian="Calibri" style:font-name-complex="Calibri"/>
    </style:style>
    <style:style style:name="TableRow247" style:family="table-row">
      <style:table-row-properties style:min-row-height="0.2083in" style:use-optimal-row-height="false"/>
    </style:style>
    <style:style style:name="TableCell248" style:family="table-cell">
      <style:table-cell-properties fo:border-top="0.0069in solid #CCCCCC" fo:border-left="0.0138in solid #000000" fo:border-bottom="0.0069in solid #000000" fo:border-right="0.0138in solid #000000" fo:background-color="#FFFFFF" style:writing-mode="lr-tb" fo:padding-top="0in" fo:padding-left="0.0305in" fo:padding-bottom="0in" fo:padding-right="0.0305in"/>
    </style:style>
    <style:style style:name="T249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50" style:parent-style-name="Нормален" style:family="paragraph">
      <style:paragraph-properties fo:margin-bottom="0.1388in" fo:line-height="115%"/>
    </style:style>
    <style:style style:name="T251" style:parent-style-name="Шрифтнаабзацапоподразбиране" style:family="text">
      <style:text-properties style:font-name-asian="Calibri" style:font-name-complex="Calibri"/>
    </style:style>
    <style:style style:name="P252" style:parent-style-name="Нормален" style:family="paragraph">
      <style:paragraph-properties fo:line-height="115%" fo:margin-left="0.4916in" fo:text-indent="0.4916in">
        <style:tab-stops/>
      </style:paragraph-properties>
    </style:style>
    <style:style style:name="T253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18BF3C" fo:font-size="14pt" style:font-size-asian="14pt"/>
    </style:style>
    <style:style style:name="P254" style:parent-style-name="Нормален" style:family="paragraph">
      <style:paragraph-properties fo:line-height="115%" fo:margin-left="0.4916in" fo:text-indent="0.4916in">
        <style:tab-stops/>
      </style:paragraph-properties>
    </style:style>
    <style:style style:name="P255" style:parent-style-name="Нормален" style:list-style-name="LFO11" style:family="paragraph">
      <style:paragraph-properties fo:line-height="115%"/>
    </style:style>
    <style:style style:name="T256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3C78D8" fo:font-size="14pt" style:font-size-asian="14pt"/>
    </style:style>
    <style:style style:name="T257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T258" style:parent-style-name="Шрифтнаабзацапоподразбиране" style:family="text">
      <style:text-properties style:font-name="Arial" style:font-name-asian="Arial" style:font-name-complex="Arial" fo:color="#434343" fo:font-size="14pt" style:font-size-asian="14pt"/>
    </style:style>
    <style:style style:name="P259" style:parent-style-name="Нормален" style:family="paragraph">
      <style:paragraph-properties fo:line-height="115%"/>
    </style:style>
    <style:style style:name="TableColumn261" style:family="table-column">
      <style:table-column-properties style:column-width="0.7812in" style:use-optimal-column-width="false"/>
    </style:style>
    <style:style style:name="TableColumn262" style:family="table-column">
      <style:table-column-properties style:column-width="1.3229in" style:use-optimal-column-width="false"/>
    </style:style>
    <style:style style:name="Table260" style:family="table">
      <style:table-properties style:width="2.1041in" fo:margin-left="0in" table:align="left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="0.0069in solid #000000" fo:background-color="#FFFFFF" style:writing-mode="lr-tb" fo:padding-top="0in" fo:padding-left="0.0305in" fo:padding-bottom="0in" fo:padding-right="0.0305in"/>
    </style:style>
    <style:style style:name="P265" style:parent-style-name="Нормален" style:family="paragraph">
      <style:paragraph-properties fo:text-align="center"/>
    </style:style>
    <style:style style:name="T266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TableCell267" style:family="table-cell">
      <style:table-cell-properties fo:border-top="0.0069in solid #000000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68" style:parent-style-name="Нормален" style:family="paragraph">
      <style:paragraph-properties fo:text-align="center"/>
    </style:style>
    <style:style style:name="T269" style:parent-style-name="Шрифтнаабзацапоподразбиране" style:family="text">
      <style:text-properties style:font-name="Arial" style:font-name-asian="Arial" style:font-name-complex="Arial" fo:font-weight="bold" style:font-weight-asian="bold" fo:color="#000000" fo:font-size="14pt" style:font-size-asian="14pt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72" style:parent-style-name="Нормален" style:family="paragraph">
      <style:paragraph-properties fo:text-align="center"/>
    </style:style>
    <style:style style:name="T273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274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75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276" style:family="table-row">
      <style:table-row-properties style:min-row-height="0.2083in" style:use-optimal-row-height="false"/>
    </style:style>
    <style:style style:name="TableCell277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78" style:parent-style-name="Нормален" style:family="paragraph">
      <style:paragraph-properties fo:text-align="center"/>
    </style:style>
    <style:style style:name="T279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280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81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282" style:family="table-row">
      <style:table-row-properties style:min-row-height="0.2083in" style:use-optimal-row-height="false"/>
    </style:style>
    <style:style style:name="TableCell283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84" style:parent-style-name="Нормален" style:family="paragraph">
      <style:paragraph-properties fo:text-align="center"/>
    </style:style>
    <style:style style:name="T285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286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87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288" style:family="table-row">
      <style:table-row-properties style:min-row-height="0.2083in" style:use-optimal-row-height="false"/>
    </style:style>
    <style:style style:name="TableCell289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90" style:parent-style-name="Нормален" style:family="paragraph">
      <style:paragraph-properties fo:text-align="center"/>
    </style:style>
    <style:style style:name="T291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292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93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294" style:family="table-row">
      <style:table-row-properties style:min-row-height="0.2083in" style:use-optimal-row-height="false"/>
    </style:style>
    <style:style style:name="TableCell295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296" style:parent-style-name="Нормален" style:family="paragraph">
      <style:paragraph-properties fo:text-align="center"/>
    </style:style>
    <style:style style:name="T297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298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299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300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303" style:parent-style-name="Нормален" style:family="paragraph">
      <style:paragraph-properties fo:text-align="center"/>
    </style:style>
    <style:style style:name="T304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305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306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309" style:parent-style-name="Нормален" style:family="paragraph">
      <style:paragraph-properties fo:text-align="center"/>
    </style:style>
    <style:style style:name="T310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311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312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Row313" style:family="table-row">
      <style:table-row-properties style:min-row-height="0.2083in" style:use-optimal-row-height="false"/>
    </style:style>
    <style:style style:name="TableCell314" style:family="table-cell">
      <style:table-cell-properties fo:border-top="0.0069in solid #CCCCCC" fo:border-left="0.0069in solid #000000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P315" style:parent-style-name="Нормален" style:family="paragraph">
      <style:paragraph-properties fo:text-align="center"/>
    </style:style>
    <style:style style:name="T316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TableCell317" style:family="table-cell">
      <style:table-cell-properties fo:border-top="0.0069in solid #CCCCCC" fo:border-left="0.0069in solid #CCCCCC" fo:border-bottom="0.0069in solid #000000" fo:border-right="0.0069in solid #000000" fo:background-color="#FFFFFF" style:writing-mode="lr-tb" fo:padding-top="0in" fo:padding-left="0.0305in" fo:padding-bottom="0in" fo:padding-right="0.0305in"/>
    </style:style>
    <style:style style:name="T318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  <style:style style:name="P319" style:parent-style-name="Нормален" style:family="paragraph">
      <style:paragraph-properties fo:line-height="115%" fo:text-indent="0.5in"/>
    </style:style>
    <style:style style:name="P320" style:parent-style-name="Нормален" style:family="paragraph">
      <style:paragraph-properties fo:line-height="115%"/>
    </style:style>
    <style:style style:name="P321" style:parent-style-name="Нормален" style:family="paragraph">
      <style:paragraph-properties fo:line-height="115%"/>
    </style:style>
    <style:style style:name="T322" style:parent-style-name="Шрифтнаабзацапоподразбиране" style:family="text">
      <style:text-properties style:font-name="Arial" style:font-name-asian="Arial" style:font-name-complex="Arial" fo:color="#000000" fo:font-size="14pt" style:font-size-asian="14pt"/>
    </style:style>
  </office:automatic-styles>
  <office:body>
    <office:text text:use-soft-page-breaks="true">
      <text:p text:style-name="P1"><text:span text:style-name="T2">Intro</text:span></text:p>
      <text:p text:style-name="P3"/>
      <text:list text:style-name="LFO1" text:continue-numbering="true">
        <text:list-item>
          <text:p text:style-name="P4"><text:span text:style-name="T5">Отпечатайте директно в конзолата на браузъра Hello World! Използвайте - console.log().</text:span></text:p>
        </text:list-item>
        <text:list-item>
          <text:p text:style-name="P6"><text:span text:style-name="T7">Отпечатайте името си в браузъра. Използвайте - alert(). Добавете JS скрипта</text:span></text:p>
        </text:list-item>
        <text:list-item>
          <text:p text:style-name="P8"><text:span text:style-name="T9">в head</text:span></text:p>
        </text:list-item>
        <text:list-item>
          <text:p text:style-name="P10"><text:span text:style-name="T11">като скрипт</text:span></text:p>
        </text:list-item>
        <text:list-item>
          <text:p text:style-name="P12"><text:span text:style-name="T13">като външен файл</text:span></text:p>
        </text:list-item>
        <text:list-item>
          <text:p text:style-name="P14"><text:span text:style-name="T15">в body</text:span></text:p>
        </text:list-item>
        <text:list-item>
          <text:p text:style-name="P16"><text:span text:style-name="T17">като скрипт</text:span></text:p>
        </text:list-item>
        <text:list-item>
          <text:p text:style-name="P18"><text:span text:style-name="T19">като външен файл</text:span></text:p>
        </text:list-item>
      </text:list>
      <text:p text:style-name="P20"/>
      <text:p text:style-name="P21"><text:span text:style-name="T22">JS Basics</text:span></text:p>
      <text:list text:style-name="LFO2" text:continue-numbering="true">
        <text:list-item>
          <text:p text:style-name="P23"><text:span text:style-name="T24">Напишете</text:span><text:span text:style-name="T25"><text:s/>JS израз, който изчислява лицето на правоъгълник по дадени ширина и височина.</text:span></text:p>
        </text:list-item>
        <text:list-item>
          <text:p text:style-name="P26"><text:span text:style-name="T27">Напишете</text:span><text:span text:style-name="T28"><text:s/>JS скрипт, отпечатващ в конзолата TRUE или FALSE, съответно ако числото е четно или нечетно.</text:span></text:p>
        </text:list-item>
      </text:list>
      <text:p text:style-name="P29"/>
      <text:p text:style-name="P30"><text:span text:style-name="T31">if/else</text:span></text:p>
      <text:p text:style-name="P32"/>
      <text:list text:style-name="LFO3" text:continue-numbering="true">
        <text:list-item>
          <text:p text:style-name="P33"><text:span text:style-name="T34">Напишете</text:span><text:span text:style-name="T35"><text:s/>JS израз, който проверява дали дадено цяло числ</text:span><text:span text:style-name="T36">о е четно или не.</text:span></text:p>
        </text:list-item>
      </text:list>
      <text:p text:style-name="P37"/>
      <text:list text:style-name="LFO4" text:continue-numbering="true">
        <text:list-item>
          <text:p text:style-name="P38"><text:span text:style-name="T39">Напишете</text:span><text:span text:style-name="T40"><text:s/>JS скрипт, който проверява променливите а и b, и разменя стойностите им, ако първата е по-голяма от втората. Резултатът се отпечатва в конзолата.</text:span></text:p>
        </text:list-item>
      </text:list>
      <text:p text:style-name="P41"/>
      <text:list text:style-name="LFO5" text:continue-numbering="true">
        <text:list-item>
          <text:p text:style-name="P42"><text:span text:style-name="T43">Напишете</text:span><text:span text:style-name="T44"><text:s/>JS скрипт, който отпечатва в конзолата най-голямото от три числа.</text:span></text:p>
        </text:list-item>
      </text:list>
      <text:p text:style-name="Нормален"/>
      <text:list text:style-name="LFO6" text:continue-numbering="true">
        <text:list-item>
          <text:p text:style-name="P45"><text:span text:style-name="T46">Напишете javascript скрипт, който проверява цялото число  </text:span><text:span text:style-name="T47">N<text:s/></text:span><text:span text:style-name="T48">и отпечатва<text:s/></text:span><text:span text:style-name="T49">true</text:span><text:span text:style-name="T50"><text:s/>ако третата цифра на числото е<text:s/></text:span><text:span text:style-name="T51">7</text:span><text:span text:style-name="T52">, или  </text:span><text:span text:style-name="T53">"false THIRD_DIGIT"</text:span><text:span text:style-name="T54">, където отпечатвата третата цифра. Цифрите се броят отдясно наляво - третата цифра на 123</text:span><text:span text:style-name="T55">4</text:span><text:span text:style-name="T56">56 е<text:s/></text:span><text:span text:style-name="T57">4</text:span><text:span text:style-name="T58">. Сложете ограничение -<text:s/></text:span><text:span text:style-name="T59">числата трябва да бъдат с три или повече цифри. Ако не е изпълнено това условие - отпечатайте подходящо съобщение в конзолата.</text:span></text:p>
        </text:list-item>
      </text:list>
      <text:p text:style-name="Нормален"/>
      <text:list text:style-name="LFO7" text:continue-numbering="true">
        <text:list-item>
          <text:p text:style-name="P60"><text:span text:style-name="T61">Сортирайте три числа в намаляващ ред. Числата се подават като<text:s/></text:span><text:soft-page-break/><text:span text:style-name="T62">стринг. Не използвайте масиви и готови JS функции за сортиране.</text:span></text:p>
        </text:list-item>
      </text:list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Нормален"><text:span text:style-name="T68">вх</text:span><text:span text:style-name="T69">одни данни<text:s/></text:span></text:p>
          </table:table-cell>
          <table:table-cell table:style-name="TableCell70">
            <text:p text:style-name="Нормален"><text:span text:style-name="T71">Изходни данни</text:span></text:p>
          </table:table-cell>
        </table:table-row>
        <table:table-row table:style-name="TableRow72">
          <table:table-cell table:style-name="TableCell73">
            <text:p text:style-name="Нормален"><text:span text:style-name="T74">'5', '1', '2'</text:span></text:p>
          </table:table-cell>
          <table:table-cell table:style-name="TableCell75">
            <text:p text:style-name="Нормален"><text:span text:style-name="T76">5 2 1</text:span></text:p>
          </table:table-cell>
        </table:table-row>
        <table:table-row table:style-name="TableRow77">
          <table:table-cell table:style-name="TableCell78">
            <text:p text:style-name="Нормален"><text:span text:style-name="T79">'-2', '-2', '1'</text:span></text:p>
          </table:table-cell>
          <table:table-cell table:style-name="TableCell80">
            <text:p text:style-name="Нормален"><text:span text:style-name="T81">1 -2 -2</text:span></text:p>
          </table:table-cell>
        </table:table-row>
        <table:table-row table:style-name="TableRow82">
          <table:table-cell table:style-name="TableCell83">
            <text:p text:style-name="Нормален"><text:span text:style-name="T84">'-2', '4', '3'</text:span></text:p>
          </table:table-cell>
          <table:table-cell table:style-name="TableCell85">
            <text:p text:style-name="Нормален"><text:span text:style-name="T86">4 3 -2</text:span></text:p>
          </table:table-cell>
        </table:table-row>
        <table:table-row table:style-name="TableRow87">
          <table:table-cell table:style-name="TableCell88">
            <text:p text:style-name="Нормален"><text:span text:style-name="T89">'0', '-2.5', '5'</text:span></text:p>
          </table:table-cell>
          <table:table-cell table:style-name="TableCell90">
            <text:p text:style-name="Нормален"><text:span text:style-name="T91">5 0 -2,5</text:span></text:p>
          </table:table-cell>
        </table:table-row>
        <table:table-row table:style-name="TableRow92">
          <table:table-cell table:style-name="TableCell93">
            <text:p text:style-name="Нормален"><text:span text:style-name="T94">'-1.1', '-0.5', '-0.1'</text:span></text:p>
          </table:table-cell>
          <table:table-cell table:style-name="TableCell95">
            <text:p text:style-name="Нормален"><text:span text:style-name="T96">-0,1 - 0,5 -1,1</text:span></text:p>
          </table:table-cell>
        </table:table-row>
        <table:table-row table:style-name="TableRow97">
          <table:table-cell table:style-name="TableCell98">
            <text:p text:style-name="Нормален"><text:span text:style-name="T99">'10', '20', '30'</text:span></text:p>
          </table:table-cell>
          <table:table-cell table:style-name="TableCell100">
            <text:p text:style-name="Нормален"><text:span text:style-name="T101">30 20 10</text:span></text:p>
          </table:table-cell>
        </table:table-row>
        <table:table-row table:style-name="TableRow102">
          <table:table-cell table:style-name="TableCell103">
            <text:p text:style-name="Нормален"><text:span text:style-name="T104">'1', '1', '1'</text:span></text:p>
          </table:table-cell>
          <table:table-cell table:style-name="TableCell105">
            <text:p text:style-name="Нормален"><text:span text:style-name="T106">1 1 1<text:s/></text:span></text:p>
          </table:table-cell>
        </table:table-row>
      </table:table>
      <text:p text:style-name="P107"/>
      <text:list text:style-name="LFO8" text:continue-numbering="true">
        <text:list-item>
          <text:p text:style-name="P108"><text:span text:style-name="T109">Квадратно уравнение. Напишете скрипт, който</text:span><text:span text:style-name="T110"><text:s/>прочита коефициентите на квадратното уравнение ax</text:span><text:span text:style-name="T111">2</text:span><text:span text:style-name="T112"><text:s/>+ bx + c = 0 и го решава - отпечатва корените му.<text:s/></text:span><text:span text:style-name="T113">Заб.</text:span><text:span text:style-name="T114"><text:s/>Квадратното уравнение може да има 0, 1 или 2 корена.</text:span></text:p>
        </text:list-item>
      </text:list>
      <text:p text:style-name="Нормален"/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Входни данни</text:span></text:p>
          </table:table-cell>
          <table:table-cell table:style-name="TableCell122">
            <text:p text:style-name="P123"/>
            <text:p text:style-name="P124"><text:span text:style-name="T125">Изходни данни</text:span></text:p>
          </table:table-cell>
        </table:table-row>
        <table:table-row table:style-name="TableRow126">
          <table:table-cell table:style-name="TableCell127">
            <text:p text:style-name="Нормален"><text:span text:style-name="T128">'2', '5', '-3'           <text:s/></text:span></text:p>
          </table:table-cell>
          <table:table-cell table:style-name="TableCell129">
            <text:p text:style-name="Нормален"><text:span text:style-name="T130">x1=2; x2=-12</text:span></text:p>
          </table:table-cell>
        </table:table-row>
        <table:table-row table:style-name="TableRow131">
          <table:table-cell table:style-name="TableCell132">
            <text:p text:style-name="Нормален"><text:span text:style-name="T133">'-1', '3', '0'           </text:span></text:p>
          </table:table-cell>
          <table:table-cell table:style-name="TableCell134">
            <text:p text:style-name="Нормален"><text:span text:style-name="T135">x1=0.00; x2=3.00</text:span></text:p>
          </table:table-cell>
        </table:table-row>
        <table:table-row table:style-name="TableRow136">
          <table:table-cell table:style-name="TableCell137">
            <text:p text:style-name="Нормален"><text:span text:style-name="T138">'-0.5', '4', '-8'       <text:s/></text:span></text:p>
          </table:table-cell>
          <table:table-cell table:style-name="TableCell139">
            <text:p text:style-name="Нормален"><text:span text:style-name="T140">x1=x2=4.00</text:span></text:p>
          </table:table-cell>
        </table:table-row>
        <table:table-row table:style-name="TableRow141">
          <table:table-cell table:style-name="TableCell142">
            <text:p text:style-name="Нормален"><text:span text:style-name="T143">'5', '2', '8'           <text:s/></text:span></text:p>
          </table:table-cell>
          <table:table-cell table:style-name="TableCell144">
            <text:p text:style-name="Нормален"><text:span text:style-name="T145">no real roots</text:span></text:p>
          </table:table-cell>
        </table:table-row>
        <table:table-row table:style-name="TableRow146">
          <table:table-cell table:style-name="TableCell147">
            <text:p text:style-name="Нормален"><text:span text:style-name="T148">'0.2', '9.572', '0.2'       </text:span></text:p>
          </table:table-cell>
          <table:table-cell table:style-name="TableCell149">
            <text:p text:style-name="Нормален"><text:span text:style-name="T150">x1=-47.84; x2=-0.02</text:span></text:p>
          </table:table-cell>
        </table:table-row>
      </table:table>
      <text:p text:style-name="Нормален"/>
      <text:list text:style-name="LFO9" text:continue-numbering="true">
        <text:list-item>
          <text:p text:style-name="P151"><text:span text:style-name="T152">Напишете JS скрипт, проверяващ дали дадена точка с координати (x, y) се намира в кръг K(O, 5).</text:span></text:p>
        </text:list-item>
        <text:list-item>
          <text:p text:style-name="P153"><text:span text:style-name="T154">Напишете JS<text:s/></text:span><text:span text:style-name="T155">скрипт, проверяващ дали дадена точка с координати (x, y) се намира в кръг K( (1,1), 3) и извън правоъгълник R(top=1, left=-1, width=6, height=2).</text:span></text:p>
        </text:list-item>
        <text:list-item>
          <text:p text:style-name="P156"><text:span text:style-name="T157">Напишете JS скрипт, проверяващ дали дадено положително числo n(n</text:span><text:span text:style-name="T158">≤</text:span><text:span text:style-name="T159">100) e просто число.</text:span></text:p>
        </text:list-item>
        <text:list-item>
          <text:p text:style-name="P160"><text:span text:style-name="T161">Напишете</text:span><text:span text:style-name="T162"><text:s/>JS скрипт,<text:s/></text:span><text:span text:style-name="T163">отпечатващ знакът +, - или 0 - в зависимост от произведението на три реални числа, без да прави изчислението.</text:span></text:p>
        </text:list-item>
        <text:list-item>
          <text:p text:style-name="P164"><text:span text:style-name="T165">Напишете</text:span><text:span text:style-name="T166"><text:s/>JS скрипт, който намира най-голямото от 5 числа. Използвайте вложени if изрази.</text:span></text:p>
        </text:list-item>
        <text:list-item>
          <text:p text:style-name="P167"><text:span text:style-name="T168">Напишете</text:span><text:span text:style-name="T169"><text:s/>скрипт</text:span><text:span text:style-name="T170">, която сумира цифрите на число n(n&gt;9) и<text:s/></text:span><text:span text:style-name="T171">проверява дали сумата е число, което се дели на 3, като отпечатва резултата в конзолата. Извикайте скрипт</text:span><text:span text:style-name="T172">а за няколко числа.</text:span></text:p>
        </text:list-item>
      </text:list>
      <text:p text:style-name="P173"/>
      <text:list text:style-name="LFO10" text:continue-numbering="true">
        <text:list-item>
          <text:p text:style-name="P174"><text:span text:style-name="T175">Напишете</text:span><text:span text:style-name="T176"><text:s/>скрипт</text:span><text:span text:style-name="T177">, която приема четири параметъра - възрастт</text:span><text:span text:style-name="T178">а ви<text:s/></text:span><text:soft-page-break/><text:span text:style-name="T179">в момента - години, максимална възраст - години, храна - вашата<text:s/></text:span><text:span text:style-name="T180">любима храна, примерна консумация на вашата любима храна на ден - число. Скрипта</text:span><text:span text:style-name="T181"><text:s/>изчислява количеството от любимата ви храна, която ще изконсумирате до края на живота си. /Всички години да бъдат по 365 дни/</text:span></text:p>
        </text:list-item>
      </text:list>
      <text:p text:style-name="Нормален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Нормален"><text:span text:style-name="T187">Input</text:span></text:p>
          </table:table-cell>
          <table:table-cell table:style-name="TableCell188">
            <text:p text:style-name="P189"><text:span text:style-name="T190">Output</text:span></text:p>
          </table:table-cell>
        </table:table-row>
        <table:table-row table:style-name="TableRow191">
          <table:table-cell table:style-name="TableCell192">
            <text:p text:style-name="Нормален"><text:span text:style-name="T193">38</text:span></text:p>
          </table:table-cell>
          <table:table-cell table:style-name="TableCell194" table:number-rows-spanned="4">
            <text:p text:style-name="Нормален"><text:span text:style-name="T195">14600kg of chocolate would be</text:span><text:span text:style-name="T196"><text:s/>enough until I am 118 years old.</text:span></text:p>
          </table:table-cell>
        </table:table-row>
        <table:table-row table:style-name="TableRow197">
          <table:table-cell table:style-name="TableCell198">
            <text:p text:style-name="Нормален"><text:span text:style-name="T199">118</text:span></text:p>
          </table:table-cell>
          <table:covered-table-cell>
            <text:p text:style-name="P200"><text:span text:style-name="T201"><text:s/></text:span></text:p>
          </table:covered-table-cell>
        </table:table-row>
        <table:table-row table:style-name="TableRow202">
          <table:table-cell table:style-name="TableCell203">
            <text:p text:style-name="Нормален"><text:span text:style-name="T204">Chocolate</text:span></text:p>
          </table:table-cell>
          <table:covered-table-cell>
            <text:p text:style-name="P205"><text:span text:style-name="T206"><text:s/></text:span></text:p>
          </table:covered-table-cell>
        </table:table-row>
        <table:table-row table:style-name="TableRow207">
          <table:table-cell table:style-name="TableCell208">
            <text:p text:style-name="Нормален"><text:span text:style-name="T209">0,5</text:span></text:p>
          </table:table-cell>
          <table:covered-table-cell>
            <text:p text:style-name="P210"><text:span text:style-name="T211"><text:s/></text:span></text:p>
          </table:covered-table-cell>
        </table:table-row>
        <table:table-row table:style-name="TableRow212">
          <table:table-cell table:style-name="TableCell213">
            <text:p text:style-name="Нормален"><text:span text:style-name="T214">20</text:span></text:p>
          </table:table-cell>
          <table:table-cell table:style-name="TableCell215" table:number-rows-spanned="4">
            <text:p text:style-name="Нормален"><text:span text:style-name="T216">48910kg of fruits would be enough until I am 87 years old.</text:span></text:p>
          </table:table-cell>
        </table:table-row>
        <table:table-row table:style-name="TableRow217">
          <table:table-cell table:style-name="TableCell218">
            <text:p text:style-name="Нормален"><text:span text:style-name="T219">87</text:span></text:p>
          </table:table-cell>
          <table:covered-table-cell>
            <text:p text:style-name="P220"><text:span text:style-name="T221"><text:s/></text:span></text:p>
          </table:covered-table-cell>
        </table:table-row>
        <table:table-row table:style-name="TableRow222">
          <table:table-cell table:style-name="TableCell223">
            <text:p text:style-name="Нормален"><text:span text:style-name="T224">Fruits</text:span></text:p>
          </table:table-cell>
          <table:covered-table-cell>
            <text:p text:style-name="P225"><text:span text:style-name="T226"><text:s/></text:span></text:p>
          </table:covered-table-cell>
        </table:table-row>
        <table:table-row table:style-name="TableRow227">
          <table:table-cell table:style-name="TableCell228">
            <text:p text:style-name="Нормален"><text:span text:style-name="T229">2</text:span></text:p>
          </table:table-cell>
          <table:covered-table-cell>
            <text:p text:style-name="P230"><text:span text:style-name="T231"><text:s/></text:span></text:p>
          </table:covered-table-cell>
        </table:table-row>
        <table:table-row table:style-name="TableRow232">
          <table:table-cell table:style-name="TableCell233">
            <text:p text:style-name="Нормален"><text:span text:style-name="T234">16</text:span></text:p>
          </table:table-cell>
          <table:table-cell table:style-name="TableCell235" table:number-rows-spanned="4">
            <text:p text:style-name="Нормален"><text:span text:style-name="T236">34529kg of nuts would be enough until I am 102 years old.</text:span></text:p>
          </table:table-cell>
        </table:table-row>
        <table:table-row table:style-name="TableRow237">
          <table:table-cell table:style-name="TableCell238">
            <text:p text:style-name="Нормален"><text:span text:style-name="T239">102</text:span></text:p>
          </table:table-cell>
          <table:covered-table-cell>
            <text:p text:style-name="P240"><text:span text:style-name="T241"><text:s/></text:span></text:p>
          </table:covered-table-cell>
        </table:table-row>
        <table:table-row table:style-name="TableRow242">
          <table:table-cell table:style-name="TableCell243">
            <text:p text:style-name="Нормален"><text:span text:style-name="T244">Nuts</text:span></text:p>
          </table:table-cell>
          <table:covered-table-cell>
            <text:p text:style-name="P245"><text:span text:style-name="T246"><text:s/></text:span></text:p>
          </table:covered-table-cell>
        </table:table-row>
        <table:table-row table:style-name="TableRow247">
          <table:table-cell table:style-name="TableCell248">
            <text:p text:style-name="Нормален"><text:span text:style-name="T249">1,1</text:span></text:p>
          </table:table-cell>
          <table:covered-table-cell>
            <text:p text:style-name="P250"><text:span text:style-name="T251"><text:s/></text:span></text:p>
          </table:covered-table-cell>
        </table:table-row>
      </table:table>
      <text:p text:style-name="Нормален"/>
      <text:p text:style-name="Нормален"/>
      <text:p text:style-name="Нормален"/>
      <text:p text:style-name="P252"><text:span text:style-name="T253">switch</text:span></text:p>
      <text:p text:style-name="P254"/>
      <text:list text:style-name="LFO11" text:continue-numbering="true">
        <text:list-item>
          <text:p text:style-name="P255"><text:span text:style-name="T256">Напишете</text:span><text:span text:style-name="T257"><text:s/>JS<text:s/></text:span><text:span text:style-name="T258">скрипт, който в зависимост от подадено число - цифра /от 0 до 9/ отпечатва в конзолата числото като дума. Отпечатайте “not a digit” за случая, когато подадените данни не са число. използвайте a switch.</text:span></text:p>
        </text:list-item>
      </text:list>
      <text:p text:style-name="P259"/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<text:span text:style-name="T266">digit</text:span></text:p>
          </table:table-cell>
          <table:table-cell table:style-name="TableCell267">
            <text:p text:style-name="P268"><text:span text:style-name="T269">result</text:span></text:p>
          </table:table-cell>
        </table:table-row>
        <table:table-row table:style-name="TableRow270">
          <table:table-cell table:style-name="TableCell271">
            <text:p text:style-name="P272"><text:span text:style-name="T273">2</text:span></text:p>
          </table:table-cell>
          <table:table-cell table:style-name="TableCell274">
            <text:p text:style-name="Нормален"><text:span text:style-name="T275">Two</text:span></text:p>
          </table:table-cell>
        </table:table-row>
        <table:table-row table:style-name="TableRow276">
          <table:table-cell table:style-name="TableCell277">
            <text:p text:style-name="P278"><text:span text:style-name="T279">1</text:span></text:p>
          </table:table-cell>
          <table:table-cell table:style-name="TableCell280">
            <text:p text:style-name="Нормален"><text:span text:style-name="T281">One</text:span></text:p>
          </table:table-cell>
        </table:table-row>
        <table:table-row table:style-name="TableRow282">
          <table:table-cell table:style-name="TableCell283">
            <text:p text:style-name="P284"><text:span text:style-name="T285">0</text:span></text:p>
          </table:table-cell>
          <table:table-cell table:style-name="TableCell286">
            <text:p text:style-name="Нормален"><text:span text:style-name="T287">Zero</text:span></text:p>
          </table:table-cell>
        </table:table-row>
        <table:table-row table:style-name="TableRow288">
          <table:table-cell table:style-name="TableCell289">
            <text:p text:style-name="P290"><text:span text:style-name="T291">5</text:span></text:p>
          </table:table-cell>
          <table:table-cell table:style-name="TableCell292">
            <text:p text:style-name="Нормален"><text:span text:style-name="T293">Five</text:span></text:p>
          </table:table-cell>
        </table:table-row>
        <table:table-row table:style-name="TableRow294">
          <table:table-cell table:style-name="TableCell295">
            <text:p text:style-name="P296"><text:span text:style-name="T297">-0.1</text:span></text:p>
          </table:table-cell>
          <table:table-cell table:style-name="TableCell298">
            <text:p text:style-name="Нормален"><text:span text:style-name="T299">not<text:s/></text:span><text:span text:style-name="T300">a digit</text:span></text:p>
          </table:table-cell>
        </table:table-row>
        <table:table-row table:style-name="TableRow301">
          <table:table-cell table:style-name="TableCell302">
            <text:p text:style-name="P303"><text:span text:style-name="T304">hi</text:span></text:p>
          </table:table-cell>
          <table:table-cell table:style-name="TableCell305">
            <text:p text:style-name="Нормален"><text:span text:style-name="T306">not a digit</text:span></text:p>
          </table:table-cell>
        </table:table-row>
        <table:table-row table:style-name="TableRow307">
          <table:table-cell table:style-name="TableCell308">
            <text:p text:style-name="P309"><text:span text:style-name="T310">9</text:span></text:p>
          </table:table-cell>
          <table:table-cell table:style-name="TableCell311">
            <text:p text:style-name="Нормален"><text:span text:style-name="T312">Nine</text:span></text:p>
          </table:table-cell>
        </table:table-row>
        <table:table-row table:style-name="TableRow313">
          <table:table-cell table:style-name="TableCell314">
            <text:p text:style-name="P315"><text:span text:style-name="T316">10</text:span></text:p>
          </table:table-cell>
          <table:table-cell table:style-name="TableCell317">
            <text:p text:style-name="Нормален"><text:span text:style-name="T318">not a digit</text:span></text:p>
          </table:table-cell>
        </table:table-row>
      </table:table>
      <text:p text:style-name="P319"/>
      <text:p text:style-name="P320"/>
      <text:p text:style-name="P321"><text:span text:style-name="T322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SC Android</meta:initial-creator>
    <dc:creator>VSC Android</dc:creator>
    <meta:creation-date>2018-05-13T08:37:00Z</meta:creation-date>
    <dc:date>2018-05-13T08:39:00Z</dc:date>
    <meta:print-date>2018-05-13T08:37:00Z</meta:print-date>
    <meta:template xlink:href="Normal" xlink:type="simple"/>
    <meta:editing-cycles>2</meta:editing-cycles>
    <meta:editing-duration>PT120S</meta:editing-duration>
    <meta:document-statistic meta:page-count="3" meta:paragraph-count="7" meta:word-count="539" meta:character-count="3608" meta:row-count="25" meta:non-whitespace-character-count="3076"/>
  </office:meta>
</office:document-meta>
</file>